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f983a" style:font-size-asian="12pt" style:font-size-complex="12pt"/>
    </style:style>
    <style:style style:name="P6" style:family="paragraph" style:parent-style-name="Standard" style:master-page-name="Default_20_Style20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3Z77"/>SURAT KEPUTUSAN</text:p>
      <text:p text:style-name="P9">No. / 422 / 454 /Adm.Sek</text:p>
      <text:p text:style-name="P10"/>
      <text:p text:style-name="P11">Berdasarkan :</text:p>
      <text:list xml:id="list202396623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RIFQI AZIZ FAUZI</text:span></text:p>
      <text:p text:style-name="P13"><text:span text:style-name="T2"><text:tab/><text:tab/>Tempat, Tanggal Lahir<text:tab/>: Jakarta, 08-03-2002</text:span></text:p>
      <text:p text:style-name="P13"><text:span text:style-name="T2"><text:tab/><text:tab/>NISN<text:tab/><text:tab/><text:tab/><text:tab/>: 0023411207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3Z7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3Z7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3Z77"/><text:bookmark-end text:name="_Hlk481362583MailMergeMark2020-05-06T04:11:33Z7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1:57.781260824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91" meta:character-count="11194" meta:non-whitespace-character-count="980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